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en" fo:country="US" style:text-underline-style="solid" style:text-underline-width="auto" style:text-underline-color="font-color" officeooo:rsid="00033ab1" officeooo:paragraph-rsid="00033ab1" style:font-size-asian="12pt" style:font-size-complex="12pt"/>
    </style:style>
    <style:style style:name="P2" style:family="paragraph" style:parent-style-name="Standard">
      <style:text-properties style:font-name="Arial" fo:font-size="12pt" fo:language="en" fo:country="US" style:text-underline-style="solid" style:text-underline-width="auto" style:text-underline-color="font-color" officeooo:rsid="0004fed0" officeooo:paragraph-rsid="0004fed0" style:font-size-asian="12pt" style:font-size-complex="12pt"/>
    </style:style>
    <style:style style:name="P3" style:family="paragraph" style:parent-style-name="Standard">
      <style:text-properties style:font-name="Arial" fo:font-size="12pt" fo:language="en" fo:country="US" style:font-size-asian="12pt" style:font-size-complex="12pt"/>
    </style:style>
    <style:style style:name="P4" style:family="paragraph" style:parent-style-name="Standard">
      <style:text-properties style:font-name="Arial" fo:font-size="12pt" fo:language="en" fo:country="US" officeooo:rsid="00033ab1" officeooo:paragraph-rsid="00033ab1" style:font-size-asian="12pt" style:font-size-complex="12pt"/>
    </style:style>
    <style:style style:name="P5" style:family="paragraph" style:parent-style-name="Standard">
      <style:text-properties style:font-name="Arial" fo:font-size="12pt" fo:language="en" fo:country="US" officeooo:paragraph-rsid="00033ab1" style:font-size-asian="12pt" style:font-size-complex="12pt"/>
    </style:style>
    <style:style style:name="P6" style:family="paragraph" style:parent-style-name="Standard">
      <style:text-properties style:font-name="Arial" fo:font-size="12pt" fo:language="en" fo:country="US" officeooo:rsid="0000d3bc" officeooo:paragraph-rsid="0000d3bc" style:font-size-asian="12pt" style:font-size-complex="12pt"/>
    </style:style>
    <style:style style:name="P7" style:family="paragraph" style:parent-style-name="Standard">
      <style:text-properties style:font-name="Arial" fo:font-size="12pt" fo:language="en" fo:country="US" officeooo:paragraph-rsid="00014aa7" style:font-size-asian="12pt" style:font-size-complex="12pt"/>
    </style:style>
    <style:style style:name="P8" style:family="paragraph" style:parent-style-name="Standard">
      <style:text-properties style:font-name="Arial" fo:font-size="12pt" fo:language="en" fo:country="US" officeooo:rsid="00014aa7" officeooo:paragraph-rsid="00014aa7" style:font-size-asian="12pt" style:font-size-complex="12pt"/>
    </style:style>
    <style:style style:name="P9" style:family="paragraph" style:parent-style-name="Standard">
      <style:text-properties style:font-name="Arial" fo:font-size="12pt" fo:language="en" fo:country="US" style:text-underline-style="none" officeooo:rsid="00033ab1" officeooo:paragraph-rsid="00033ab1" style:font-size-asian="12pt" style:font-size-complex="12pt"/>
    </style:style>
    <style:style style:name="P10" style:family="paragraph" style:parent-style-name="Preformatted_20_Text">
      <style:text-properties style:font-name="Arial" fo:font-size="12pt" fo:language="en" fo:country="US" officeooo:rsid="0004fed0" officeooo:paragraph-rsid="0004fed0" style:font-size-asian="12pt" style:font-size-complex="12pt"/>
    </style:style>
    <style:style style:name="P11" style:family="paragraph" style:parent-style-name="Preformatted_20_Text">
      <style:text-properties style:font-name="Arial" fo:font-size="12pt" fo:language="en" fo:country="US" style:text-underline-style="none" officeooo:rsid="0005161a" officeooo:paragraph-rsid="0005161a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Arial" fo:font-size="12pt" fo:language="en" fo:country="US" officeooo:rsid="00033ab1" officeooo:paragraph-rsid="0004fed0" style:font-size-asian="12pt" style:font-size-complex="12pt"/>
    </style:style>
    <style:style style:name="T1" style:family="text">
      <style:text-properties officeooo:rsid="00014aa7"/>
    </style:style>
    <style:style style:name="T2" style:family="text">
      <style:text-properties officeooo:rsid="00033ab1"/>
    </style:style>
    <style:style style:name="T3" style:family="text">
      <style:text-properties officeooo:rsid="00066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 :</text:p>
      <text:p text:style-name="P4"/>
      <text:p text:style-name="P5"><text:span text:style-name="T2">The system works according to </text:span>provided specifications .</text:p>
      <text:p text:style-name="P4">We had difficulties to navigate in the software.</text:p>
      <text:p text:style-name="P10"><text:bookmark text:name="tw-target-text"/>To improve the system, we can do a decimal rather than hexadecimal display using 2 digit</text:p>
      <text:p text:style-name="P12">We could also extend the system to display more digit</text:p>
      <text:p text:style-name="P2">Conclusion :</text:p>
      <text:p text:style-name="P2"/>
      <text:p text:style-name="P11"><text:bookmark text:name="tw-target-text2"/>Today we have learned to design a decoder. It is an example of a system using combinatorial logic. We have done a module that we can now use in any of our project. Every time we may have 4 inputs, we will be able to visualize them through <text:s/>a7 segment display.</text:p>
      <text:p text:style-name="P9"/>
      <text:p text:style-name="P1">Questions :</text:p>
      <text:p text:style-name="P3"/>
      <text:p text:style-name="P3">1. Can there be a difference in logical behavior between the intended logic entered </text:p>
      <text:p text:style-name="P3">and simulated and, the logic actually synthesized for FPGA? Why?</text:p>
      <text:p text:style-name="P3"/>
      <text:p text:style-name="P3"/>
      <text:p text:style-name="P6">Yes , there can be a difference. Our system is a simulation, witch use <text:span text:style-name="T3">several</text:span> gates to <text:span text:style-name="T3">simulate</text:span> one.</text:p>
      <text:p text:style-name="P6"><text:s/>Moreover, component are not perfect. <text:s/>This causes delay that can <text:span text:style-name="T3">interfere</text:span> with the logic</text:p>
      <text:p text:style-name="P6"/>
      <text:p text:style-name="P6">2. Why do we need a configuration file?</text:p>
      <text:p text:style-name="P6"/>
      <text:p text:style-name="P6">For the verilog module, input and output are just variables. We need a configuration file to link them with real port of the FPGA.</text:p>
      <text:p text:style-name="P6"/>
      <text:p text:style-name="P7"><text:span text:style-name="T1">3. Is there a func</text:span>tional difference in circuitry between Lab 1, Part 3andBasys board for this particular application?</text:p>
      <text:p text:style-name="P8">There is no functional difference. Both system have the same input and output. </text:p>
      <text:p text:style-name="P8"/>
      <text:p text:style-name="P7"><text:span text:style-name="T1">4.</text:span>What must be done in order to use switches SW3 <text:s/>and SW7 instead of SW0 and SW1? How about using LED5 instead of LED0?</text:p>
      <text:p text:style-name="P8">We just have to replace the port names in the .ucf file :</text:p>
      <text:p text:style-name="P4">For the switches, we can change P11 and L3 to B4 and N3.</text:p>
      <text:p text:style-name="P4">For the LEDwe can change M5 to N4.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2:52:49.594000000</meta:creation-date>
    <dc:date>2018-10-31T00:00:55.179000000</dc:date>
    <meta:editing-duration>PT16M30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0" meta:word-count="277" meta:character-count="1508" meta:non-whitespace-character-count="1245"/>
  </office:meta>
</office:document-meta>
</file>